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none" fo:border-right="0.99pt groove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start" fo:margin-left="3.53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ma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9" calcext:value-type="float">
            <text:p>0.009</text:p>
          </table:table-cell>
          <table:table-cell office:value-type="float" office:value="5.508" calcext:value-type="float">
            <text:p>5.5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377" calcext:value-type="float">
            <text:p>1.377</text:p>
          </table:table-cell>
          <table:table-cell office:value-type="float" office:value="0.018" calcext:value-type="float">
            <text:p>0.018</text:p>
          </table:table-cell>
          <table:table-cell office:value-type="float" office:value="67.629" calcext:value-type="float">
            <text:p>67.6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.34" calcext:value-type="float">
            <text:p>2.34</text:p>
          </table:table-cell>
          <table:table-cell office:value-type="float" office:value="0.048" calcext:value-type="float">
            <text:p>0.048</text:p>
          </table:table-cell>
          <table:table-cell office:value-type="float" office:value="968.524" calcext:value-type="float">
            <text:p>968.5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.408" calcext:value-type="float">
            <text:p>7.40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6.391" calcext:value-type="float">
            <text:p>36.391</text:p>
          </table:table-cell>
          <table:table-cell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3.47" calcext:value-type="float">
            <text:p>73.47</text:p>
          </table:table-cell>
          <table:table-cell office:value-type="float" office:value="39.152" calcext:value-type="float">
            <text:p>39.15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56.861" calcext:value-type="float">
            <text:p>756.861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16:51:41.752408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18:21.644352096</meta:creation-date>
    <meta:generator>LibreOffice/5.2.7.2$Linux_X86_64 LibreOffice_project/20$Build-2</meta:generator>
    <dc:date>2019-02-18T16:51:49.914533669</dc:date>
    <meta:editing-duration>PT36M45S</meta:editing-duration>
    <meta:editing-cycles>5</meta:editing-cycles>
    <meta:document-statistic meta:table-count="1" meta:cell-count="40" meta:object-count="0"/>
  </office:meta>
</office:document-meta>
</file>